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5.89cm"/>
    </style:style>
    <style:style style:name="co4" style:family="table-column">
      <style:table-column-properties fo:break-before="auto" style:column-width="2.3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fo:background-color="#00a933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rom bioanalyzer</text:p>
          </table:table-cell>
          <table:table-cell table:number-columns-repeated="7"/>
          <table:table-cell table:style-name="ce1" office:value-type="string" calcext:value-type="string">
            <text:p>From stat.tsv f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k</text:p>
          </table:table-cell>
          <table:table-cell office:value-type="string" calcext:value-type="string">
            <text:p><text:s/>Size [bp]</text:p>
          </table:table-cell>
          <table:table-cell table:number-columns-repeated="6"/>
          <table:table-cell office:value-type="string" calcext:value-type="string">
            <text:p>AMT</text:p>
          </table:table-cell>
          <table:table-cell office:value-type="string" calcext:value-type="string">
            <text:p>POTATO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16S_bioanalyzer</text:p>
          </table:table-cell>
          <table:table-cell office:value-type="string" calcext:value-type="string">
            <text:p>18S_bioanalyzer</text:p>
          </table:table-cell>
          <table:table-cell office:value-type="string" calcext:value-type="string">
            <text:p>EUKfrac</text:p>
          </table:table-cell>
          <table:table-cell office:value-type="string" calcext:value-type="string">
            <text:p>EUKfrac_overall_HiSeqTufts</text:p>
          </table:table-cell>
          <table:table-cell office:value-type="string" calcext:value-type="string">
            <text:p>18S</text:p>
          </table:table-cell>
          <table:table-cell office:value-type="float" office:value="127003" calcext:value-type="float">
            <text:p>127003</text:p>
          </table:table-cell>
          <table:table-cell office:value-type="float" office:value="98352" calcext:value-type="float">
            <text:p>98352</text:p>
          </table:table-cell>
          <table:table-cell table:formula="of:=SUM([.I3:.J3])" office:value-type="float" office:value="225355" calcext:value-type="float">
            <text:p>2253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molarity</text:p>
          </table:table-cell>
          <table:table-cell office:value-type="float" office:value="5969.3" calcext:value-type="float">
            <text:p>5969.3</text:p>
          </table:table-cell>
          <table:table-cell office:value-type="float" office:value="1361" calcext:value-type="float">
            <text:p>1361</text:p>
          </table:table-cell>
          <table:table-cell table:formula="of:=[.E4]/SUM([.D4:.E4])" office:value-type="float" office:value="0.185667708006494" calcext:value-type="float">
            <text:p>0.185667708006494</text:p>
          </table:table-cell>
          <table:table-cell table:formula="of:=[.K3]/[.K5]" office:value-type="float" office:value="0.0197047147653897" calcext:value-type="float">
            <text:p>0.0197047147653897</text:p>
          </table:table-cell>
          <table:table-cell table:style-name="ce6" office:value-type="string" calcext:value-type="string">
            <text:p>16S</text:p>
          </table:table-cell>
          <table:table-cell office:value-type="float" office:value="7531627" calcext:value-type="float">
            <text:p>7531627</text:p>
          </table:table-cell>
          <table:table-cell office:value-type="float" office:value="3679621" calcext:value-type="float">
            <text:p>3679621</text:p>
          </table:table-cell>
          <table:table-cell table:formula="of:=SUM([.I4:.J4])" office:value-type="float" office:value="11211248" calcext:value-type="float">
            <text:p>112112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conc</text:p>
          </table:table-cell>
          <table:table-cell table:number-columns-repeated="7"/>
          <table:table-cell table:formula="of:=SUM([.K3:.K4])" office:value-type="float" office:value="11436603" calcext:value-type="float">
            <text:p>114366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9" calcext:value-type="float">
            <text:p>719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5" calcext:value-type="float">
            <text:p>965</text:p>
          </table:table-cell>
          <table:table-cell/>
          <table:table-cell office:value-type="string" calcext:value-type="string">
            <text:p>Correction_Tufts_HiSeq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66" calcext:value-type="float">
            <text:p>1266</text:p>
          </table:table-cell>
          <table:table-cell/>
          <table:table-cell table:style-name="ce5" table:formula="of:=[.F4]/[.G4]" office:value-type="float" office:value="9.42250168130367" calcext:value-type="float">
            <text:p>9.42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03" calcext:value-type="float">
            <text:p>1403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96" calcext:value-type="float">
            <text:p>1696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66" calcext:value-type="float">
            <text:p>1866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57" calcext:value-type="float">
            <text:p>1957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83" calcext:value-type="float">
            <text:p>2483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03" calcext:value-type="float">
            <text:p>3003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82" calcext:value-type="float">
            <text:p>4282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94" calcext:value-type="float">
            <text:p>5494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705" calcext:value-type="float">
            <text:p>670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29" calcext:value-type="float">
            <text:p>7529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380" calcext:value-type="float">
            <text:p>10380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367" calcext:value-type="float">
            <text:p>12367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3.7.2$Linux_X86_64 LibreOffice_project/30$Build-2</meta:generator>
    <dc:date>2022-12-09T13:51:47.234709698</dc:date>
    <meta:editing-duration>PT7H8M55S</meta:editing-duration>
    <meta:editing-cycles>18</meta:editing-cycles>
    <dc:creator>Jesse McNichol</dc:creator>
    <meta:document-statistic meta:table-count="1" meta:cell-count="63" meta:object-count="0"/>
  </office:meta>
</office:document-meta>
</file>